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uadApprox" table:style-name="ta1">
        <table:shapes>
          <draw:frame draw:z-index="0" draw:style-name="gr1" draw:text-style-name="P1" svg:width="348.1mm" svg:height="212.82mm" svg:x="123.59mm" svg:y="5.78mm">
            <loext:p draw:notify-on-update-of-ranges="quadApprox.D1:quadApprox.D2 quadApprox.D3:quadApprox.D181 quadApprox.E1:quadApprox.E2 quadApprox.E3:quadApprox.E1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3535533906" calcext:value-type="float">
            <text:p>0.3535533906</text:p>
          </table:table-cell>
          <table:table-cell office:value-type="float" office:value="0.022893532" calcext:value-type="float">
            <text:p>0.0228935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0.0301598554" calcext:value-type="float">
            <text:p>0.03015985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4142135624" calcext:value-type="float">
            <text:p>1.4142135624</text:p>
          </table:table-cell>
          <table:table-cell office:value-type="float" office:value="0.0500106626" calcext:value-type="float">
            <text:p>0.05001066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2.8284271247" calcext:value-type="float">
            <text:p>2.8284271247</text:p>
          </table:table-cell>
          <table:table-cell office:value-type="float" office:value="0.2133526809" calcext:value-type="float">
            <text:p>0.21335268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1.313708499" calcext:value-type="float">
            <text:p>11.313708499</text:p>
          </table:table-cell>
          <table:table-cell office:value-type="float" office:value="0.5535911604" calcext:value-type="float">
            <text:p>0.55359116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22.627416998" calcext:value-type="float">
            <text:p>22.627416998</text:p>
          </table:table-cell>
          <table:table-cell office:value-type="float" office:value="1.0212085969" calcext:value-type="float">
            <text:p>1.02120859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45.2548339959" calcext:value-type="float">
            <text:p>45.2548339959</text:p>
          </table:table-cell>
          <table:table-cell office:value-type="float" office:value="1.7071292568" calcext:value-type="float">
            <text:p>1.70712925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67.8822509939" calcext:value-type="float">
            <text:p>67.8822509939</text:p>
          </table:table-cell>
          <table:table-cell office:value-type="float" office:value="2.7445416551" calcext:value-type="float">
            <text:p>2.74454165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90.5096679919" calcext:value-type="float">
            <text:p>90.5096679919</text:p>
          </table:table-cell>
          <table:table-cell office:value-type="float" office:value="2.3832148639" calcext:value-type="float">
            <text:p>2.38321486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113.1370849898" calcext:value-type="float">
            <text:p>113.1370849898</text:p>
          </table:table-cell>
          <table:table-cell office:value-type="float" office:value="2.4718990522" calcext:value-type="float">
            <text:p>2.47189905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float" office:value="127.2792206136" calcext:value-type="float">
            <text:p>127.2792206136</text:p>
          </table:table-cell>
          <table:table-cell office:value-type="float" office:value="1.8917496552" calcext:value-type="float">
            <text:p>1.8917496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177074954" calcext:value-type="float">
            <text:p>0.01770749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.0587889055" calcext:value-type="float">
            <text:p>0.058788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151156901" calcext:value-type="float">
            <text:p>0.1151156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786945245" calcext:value-type="float">
            <text:p>0.17869452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6659303804" calcext:value-type="float">
            <text:p>0.66593038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.2016004839" calcext:value-type="float">
            <text:p>1.20160048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.9229033482" calcext:value-type="float">
            <text:p>1.92290334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.4059082677" calcext:value-type="float">
            <text:p>2.4059082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.1264366945" calcext:value-type="float">
            <text:p>2.12643669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.2025988154" calcext:value-type="float">
            <text:p>2.2025988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.8462684734" calcext:value-type="float">
            <text:p>1.8462684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0.0377284587" calcext:value-type="float">
            <text:p>0.03772845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4142135624" calcext:value-type="float">
            <text:p>1.4142135624</text:p>
          </table:table-cell>
          <table:table-cell office:value-type="float" office:value="0.075126417" calcext:value-type="float">
            <text:p>0.0751264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" calcext:value-type="float">
            <text:p>2.8284271247</text:p>
          </table:table-cell>
          <table:table-cell office:value-type="float" office:value="0.1253952836" calcext:value-type="float">
            <text:p>0.12539528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568542495" calcext:value-type="float">
            <text:p>5.6568542495</text:p>
          </table:table-cell>
          <table:table-cell office:value-type="float" office:value="0.3923327059" calcext:value-type="float">
            <text:p>0.3923327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.627416998" calcext:value-type="float">
            <text:p>22.627416998</text:p>
          </table:table-cell>
          <table:table-cell office:value-type="float" office:value="1.3396950106" calcext:value-type="float">
            <text:p>1.33969501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5.2548339959" calcext:value-type="float">
            <text:p>45.2548339959</text:p>
          </table:table-cell>
          <table:table-cell office:value-type="float" office:value="2.119498754" calcext:value-type="float">
            <text:p>2.1194987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90.5096679919" calcext:value-type="float">
            <text:p>90.5096679919</text:p>
          </table:table-cell>
          <table:table-cell office:value-type="float" office:value="2.41627952" calcext:value-type="float">
            <text:p>2.41627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35.7645019878" calcext:value-type="float">
            <text:p>135.7645019878</text:p>
          </table:table-cell>
          <table:table-cell office:value-type="float" office:value="1.9743991439" calcext:value-type="float">
            <text:p>1.97439914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81.0193359838" calcext:value-type="float">
            <text:p>181.0193359838</text:p>
          </table:table-cell>
          <table:table-cell office:value-type="float" office:value="1.7795278429" calcext:value-type="float">
            <text:p>1.77952784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226.2741699797" calcext:value-type="float">
            <text:p>226.2741699797</text:p>
          </table:table-cell>
          <table:table-cell office:value-type="float" office:value="1.3079010535" calcext:value-type="float">
            <text:p>1.3079010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254.5584412272" calcext:value-type="float">
            <text:p>254.5584412272</text:p>
          </table:table-cell>
          <table:table-cell office:value-type="float" office:value="0.8504180968" calcext:value-type="float">
            <text:p>0.8504180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2164801" calcext:value-type="float">
            <text:p>0.0421648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939842182" calcext:value-type="float">
            <text:p>0.09398421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1298473144" calcext:value-type="float">
            <text:p>0.1298473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3547383665" calcext:value-type="float">
            <text:p>0.3547383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.9617682793" calcext:value-type="float">
            <text:p>1.9617682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.318154129" calcext:value-type="float">
            <text:p>2.318154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.417604004" calcext:value-type="float">
            <text:p>2.417604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  <table:table-cell office:value-type="float" office:value="192" calcext:value-type="float">
            <text:p>192</text:p>
          </table:table-cell>
          <table:table-cell office:value-type="float" office:value="1.8228245605" calcext:value-type="float">
            <text:p>1.82282456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0.9468430658" calcext:value-type="float">
            <text:p>0.94684306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20" calcext:value-type="float">
            <text:p>320</text:p>
          </table:table-cell>
          <table:table-cell office:value-type="float" office:value="0.816850195" calcext:value-type="float">
            <text:p>0.8168501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office:value-type="float" office:value="0.654254364" calcext:value-type="float">
            <text:p>0.6542543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.4142135624" calcext:value-type="float">
            <text:p>1.4142135624</text:p>
          </table:table-cell>
          <table:table-cell office:value-type="float" office:value="0.1149562118" calcext:value-type="float">
            <text:p>0.1149562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8284271247" calcext:value-type="float">
            <text:p>2.8284271247</text:p>
          </table:table-cell>
          <table:table-cell office:value-type="float" office:value="0.1401955634" calcext:value-type="float">
            <text:p>0.14019556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.6568542495" calcext:value-type="float">
            <text:p>5.6568542495</text:p>
          </table:table-cell>
          <table:table-cell office:value-type="float" office:value="0.2564724447" calcext:value-type="float">
            <text:p>0.25647244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.313708499" calcext:value-type="float">
            <text:p>11.313708499</text:p>
          </table:table-cell>
          <table:table-cell office:value-type="float" office:value="0.4728906584" calcext:value-type="float">
            <text:p>0.47289065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7850791" calcext:value-type="float">
            <text:p>0.00078507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5.2548339959" calcext:value-type="float">
            <text:p>45.2548339959</text:p>
          </table:table-cell>
          <table:table-cell office:value-type="float" office:value="2.3288573046" calcext:value-type="float">
            <text:p>2.32885730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90.5096679919" calcext:value-type="float">
            <text:p>90.5096679919</text:p>
          </table:table-cell>
          <table:table-cell office:value-type="float" office:value="2.708512131" calcext:value-type="float">
            <text:p>2.7085121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81.0193359838" calcext:value-type="float">
            <text:p>181.0193359838</text:p>
          </table:table-cell>
          <table:table-cell office:value-type="float" office:value="1.8930981314" calcext:value-type="float">
            <text:p>1.89309813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768" calcext:value-type="float">
            <text:p>768</text:p>
          </table:table-cell>
          <table:table-cell office:value-type="float" office:value="271.5290039756" calcext:value-type="float">
            <text:p>271.5290039756</text:p>
          </table:table-cell>
          <table:table-cell office:value-type="float" office:value="0.9252133556" calcext:value-type="float">
            <text:p>0.9252133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62.0386719675" calcext:value-type="float">
            <text:p>362.0386719675</text:p>
          </table:table-cell>
          <table:table-cell office:value-type="float" office:value="0.8222514957" calcext:value-type="float">
            <text:p>0.8222514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452.5483399594" calcext:value-type="float">
            <text:p>452.5483399594</text:p>
          </table:table-cell>
          <table:table-cell office:value-type="float" office:value="0.4512382327" calcext:value-type="float">
            <text:p>0.4512382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509.1168824543" calcext:value-type="float">
            <text:p>509.1168824543</text:p>
          </table:table-cell>
          <table:table-cell office:value-type="float" office:value="0.3647677238" calcext:value-type="float">
            <text:p>0.36476772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806884053" calcext:value-type="float">
            <text:p>0.08068840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619621055" calcext:value-type="float">
            <text:p>0.2619621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4175132143" calcext:value-type="float">
            <text:p>0.4175132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.8765139344" calcext:value-type="float">
            <text:p>0.87651393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.0782671639" calcext:value-type="float">
            <text:p>2.07826716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2.6788629889" calcext:value-type="float">
            <text:p>2.678862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1.4718891858" calcext:value-type="float">
            <text:p>1.47188918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0.679792714" calcext:value-type="float">
            <text:p>0.679792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0.3666954224" calcext:value-type="float">
            <text:p>0.36669542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640" calcext:value-type="float">
            <text:p>640</text:p>
          </table:table-cell>
          <table:table-cell office:value-type="float" office:value="0.3554280569" calcext:value-type="float">
            <text:p>0.35542805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2880" calcext:value-type="float">
            <text:p>2880</text:p>
          </table:table-cell>
          <table:table-cell office:value-type="float" office:value="720" calcext:value-type="float">
            <text:p>720</text:p>
          </table:table-cell>
          <table:table-cell office:value-type="float" office:value="0.195484055" calcext:value-type="float">
            <text:p>0.195484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.8284271247" calcext:value-type="float">
            <text:p>2.8284271247</text:p>
          </table:table-cell>
          <table:table-cell office:value-type="float" office:value="0.1022817752" calcext:value-type="float">
            <text:p>0.10228177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6568542495" calcext:value-type="float">
            <text:p>5.6568542495</text:p>
          </table:table-cell>
          <table:table-cell office:value-type="float" office:value="0.300464533" calcext:value-type="float">
            <text:p>0.300464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1.313708499" calcext:value-type="float">
            <text:p>11.313708499</text:p>
          </table:table-cell>
          <table:table-cell office:value-type="float" office:value="0.4978581091" calcext:value-type="float">
            <text:p>0.4978581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2.627416998" calcext:value-type="float">
            <text:p>22.627416998</text:p>
          </table:table-cell>
          <table:table-cell office:value-type="float" office:value="0.9982023281" calcext:value-type="float">
            <text:p>0.99820232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90.5096679919" calcext:value-type="float">
            <text:p>90.5096679919</text:p>
          </table:table-cell>
          <table:table-cell office:value-type="float" office:value="2.4945493773" calcext:value-type="float">
            <text:p>2.4945493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81.0193359838" calcext:value-type="float">
            <text:p>181.0193359838</text:p>
          </table:table-cell>
          <table:table-cell office:value-type="float" office:value="1.6498959455" calcext:value-type="float">
            <text:p>1.64989594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62.0386719675" calcext:value-type="float">
            <text:p>362.0386719675</text:p>
          </table:table-cell>
          <table:table-cell office:value-type="float" office:value="0.7722037422" calcext:value-type="float">
            <text:p>0.77220374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3072" calcext:value-type="float">
            <text:p>3072</text:p>
          </table:table-cell>
          <table:table-cell office:value-type="float" office:value="543.0580079513" calcext:value-type="float">
            <text:p>543.0580079513</text:p>
          </table:table-cell>
          <table:table-cell office:value-type="float" office:value="0.3371303684" calcext:value-type="float">
            <text:p>0.33713036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724.077343935" calcext:value-type="float">
            <text:p>724.077343935</text:p>
          </table:table-cell>
          <table:table-cell office:value-type="float" office:value="0.2353180671" calcext:value-type="float">
            <text:p>0.23531806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5120" calcext:value-type="float">
            <text:p>5120</text:p>
          </table:table-cell>
          <table:table-cell office:value-type="float" office:value="905.0966799188" calcext:value-type="float">
            <text:p>905.0966799188</text:p>
          </table:table-cell>
          <table:table-cell office:value-type="float" office:value="0.1477575235" calcext:value-type="float">
            <text:p>0.1477575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5760" calcext:value-type="float">
            <text:p>5760</text:p>
          </table:table-cell>
          <table:table-cell office:value-type="float" office:value="1018.2337649086" calcext:value-type="float">
            <text:p>1018.2337649086</text:p>
          </table:table-cell>
          <table:table-cell office:value-type="float" office:value="0.0838840204" calcext:value-type="float">
            <text:p>0.0838840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1454130659" calcext:value-type="float">
            <text:p>0.14541306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479505906" calcext:value-type="float">
            <text:p>0.4795059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0.9033292267" calcext:value-type="float">
            <text:p>0.90332922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.6211762987" calcext:value-type="float">
            <text:p>1.6211762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.4059008727" calcext:value-type="float">
            <text:p>2.4059008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1.2641826066" calcext:value-type="float">
            <text:p>1.26418260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0.4326760711" calcext:value-type="float">
            <text:p>0.43267607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6144" calcext:value-type="float">
            <text:p>6144</text:p>
          </table:table-cell>
          <table:table-cell office:value-type="float" office:value="768" calcext:value-type="float">
            <text:p>768</text:p>
          </table:table-cell>
          <table:table-cell office:value-type="float" office:value="0.188834052" calcext:value-type="float">
            <text:p>0.1888340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0.1210354781" calcext:value-type="float">
            <text:p>0.12103547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10240" calcext:value-type="float">
            <text:p>10240</text:p>
          </table:table-cell>
          <table:table-cell office:value-type="float" office:value="1280" calcext:value-type="float">
            <text:p>1280</text:p>
          </table:table-cell>
          <table:table-cell office:value-type="float" office:value="0.0779871904" calcext:value-type="float">
            <text:p>0.0779871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11520" calcext:value-type="float">
            <text:p>11520</text:p>
          </table:table-cell>
          <table:table-cell office:value-type="float" office:value="1440" calcext:value-type="float">
            <text:p>1440</text:p>
          </table:table-cell>
          <table:table-cell office:value-type="float" office:value="0.0735958145" calcext:value-type="float">
            <text:p>0.0735958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4.8989794856" calcext:value-type="float">
            <text:p>4.8989794856</text:p>
          </table:table-cell>
          <table:table-cell office:value-type="float" office:value="0.2824840443" calcext:value-type="float">
            <text:p>0.28248404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.7979589711" calcext:value-type="float">
            <text:p>9.7979589711</text:p>
          </table:table-cell>
          <table:table-cell office:value-type="float" office:value="0.418252732" calcext:value-type="float">
            <text:p>0.4182527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19.5959179423" calcext:value-type="float">
            <text:p>19.5959179423</text:p>
          </table:table-cell>
          <table:table-cell office:value-type="float" office:value="0.7849559975" calcext:value-type="float">
            <text:p>0.7849559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float" office:value="39.1918358845" calcext:value-type="float">
            <text:p>39.1918358845</text:p>
          </table:table-cell>
          <table:table-cell office:value-type="float" office:value="2.0867446798" calcext:value-type="float">
            <text:p>2.0867446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536" calcext:value-type="float">
            <text:p>1536</text:p>
          </table:table-cell>
          <table:table-cell office:value-type="float" office:value="156.7673435381" calcext:value-type="float">
            <text:p>156.7673435381</text:p>
          </table:table-cell>
          <table:table-cell office:value-type="float" office:value="1.6892410827" calcext:value-type="float">
            <text:p>1.6892410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3072" calcext:value-type="float">
            <text:p>3072</text:p>
          </table:table-cell>
          <table:table-cell office:value-type="float" office:value="313.5346870762" calcext:value-type="float">
            <text:p>313.5346870762</text:p>
          </table:table-cell>
          <table:table-cell office:value-type="float" office:value="0.9011471813" calcext:value-type="float">
            <text:p>0.9011471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6144" calcext:value-type="float">
            <text:p>6144</text:p>
          </table:table-cell>
          <table:table-cell office:value-type="float" office:value="627.0693741525" calcext:value-type="float">
            <text:p>627.0693741525</text:p>
          </table:table-cell>
          <table:table-cell office:value-type="float" office:value="0.299557324" calcext:value-type="float">
            <text:p>0.2995573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9216" calcext:value-type="float">
            <text:p>9216</text:p>
          </table:table-cell>
          <table:table-cell office:value-type="float" office:value="940.6040612287" calcext:value-type="float">
            <text:p>940.6040612287</text:p>
          </table:table-cell>
          <table:table-cell office:value-type="float" office:value="0.1248720591" calcext:value-type="float">
            <text:p>0.12487205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12288" calcext:value-type="float">
            <text:p>12288</text:p>
          </table:table-cell>
          <table:table-cell office:value-type="float" office:value="1254.138748305" calcext:value-type="float">
            <text:p>1254.138748305</text:p>
          </table:table-cell>
          <table:table-cell office:value-type="float" office:value="0.0957727648" calcext:value-type="float">
            <text:p>0.0957727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15360" calcext:value-type="float">
            <text:p>15360</text:p>
          </table:table-cell>
          <table:table-cell office:value-type="float" office:value="1567.6734353812" calcext:value-type="float">
            <text:p>1567.6734353812</text:p>
          </table:table-cell>
          <table:table-cell office:value-type="float" office:value="0.0442060296" calcext:value-type="float">
            <text:p>0.04420602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7280" calcext:value-type="float">
            <text:p>17280</text:p>
          </table:table-cell>
          <table:table-cell office:value-type="float" office:value="1763.6326148039" calcext:value-type="float">
            <text:p>1763.6326148039</text:p>
          </table:table-cell>
          <table:table-cell office:value-type="float" office:value="0.0400453613" calcext:value-type="float">
            <text:p>0.04004536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.6568542495" calcext:value-type="float">
            <text:p>5.6568542495</text:p>
          </table:table-cell>
          <table:table-cell office:value-type="float" office:value="0.2105602396" calcext:value-type="float">
            <text:p>0.21056023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1.313708499" calcext:value-type="float">
            <text:p>11.313708499</text:p>
          </table:table-cell>
          <table:table-cell office:value-type="float" office:value="0.4795049775" calcext:value-type="float">
            <text:p>0.4795049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22.627416998" calcext:value-type="float">
            <text:p>22.627416998</text:p>
          </table:table-cell>
          <table:table-cell office:value-type="float" office:value="0.8808012477" calcext:value-type="float">
            <text:p>0.88080124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45.2548339959" calcext:value-type="float">
            <text:p>45.2548339959</text:p>
          </table:table-cell>
          <table:table-cell office:value-type="float" office:value="2.6895467658" calcext:value-type="float">
            <text:p>2.68954676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81.0193359838" calcext:value-type="float">
            <text:p>181.0193359838</text:p>
          </table:table-cell>
          <table:table-cell office:value-type="float" office:value="1.7931001381" calcext:value-type="float">
            <text:p>1.79310013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62.0386719675" calcext:value-type="float">
            <text:p>362.0386719675</text:p>
          </table:table-cell>
          <table:table-cell office:value-type="float" office:value="0.6271884829" calcext:value-type="float">
            <text:p>0.62718848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724.077343935" calcext:value-type="float">
            <text:p>724.077343935</text:p>
          </table:table-cell>
          <table:table-cell office:value-type="float" office:value="0.3248373245" calcext:value-type="float">
            <text:p>0.32483732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2288" calcext:value-type="float">
            <text:p>12288</text:p>
          </table:table-cell>
          <table:table-cell office:value-type="float" office:value="1086.1160159025" calcext:value-type="float">
            <text:p>1086.1160159025</text:p>
          </table:table-cell>
          <table:table-cell office:value-type="float" office:value="0.0928551887" calcext:value-type="float">
            <text:p>0.09285518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448.1546878701" calcext:value-type="float">
            <text:p>1448.1546878701</text:p>
          </table:table-cell>
          <table:table-cell office:value-type="float" office:value="0.0471499344" calcext:value-type="float">
            <text:p>0.04714993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20480" calcext:value-type="float">
            <text:p>20480</text:p>
          </table:table-cell>
          <table:table-cell office:value-type="float" office:value="1810.1933598376" calcext:value-type="float">
            <text:p>1810.1933598376</text:p>
          </table:table-cell>
          <table:table-cell office:value-type="float" office:value="0.03183652" calcext:value-type="float">
            <text:p>0.031836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office:value-type="float" office:value="23040" calcext:value-type="float">
            <text:p>23040</text:p>
          </table:table-cell>
          <table:table-cell office:value-type="float" office:value="2036.4675298173" calcext:value-type="float">
            <text:p>2036.4675298173</text:p>
          </table:table-cell>
          <table:table-cell office:value-type="float" office:value="0.0331048847" calcext:value-type="float">
            <text:p>0.0331048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2872726049" calcext:value-type="float">
            <text:p>0.28727260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8656453421" calcext:value-type="float">
            <text:p>0.8656453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5473448652" calcext:value-type="float">
            <text:p>1.54734486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.5071790842" calcext:value-type="float">
            <text:p>2.50717908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1.1025755115" calcext:value-type="float">
            <text:p>1.1025755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0.3983940584" calcext:value-type="float">
            <text:p>0.39839405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0.1303012201" calcext:value-type="float">
            <text:p>0.1303012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" calcext:value-type="float">
            <text:p>1536</text:p>
          </table:table-cell>
          <table:table-cell office:value-type="float" office:value="0.0659070627" calcext:value-type="float">
            <text:p>0.06590706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048" calcext:value-type="float">
            <text:p>2048</text:p>
          </table:table-cell>
          <table:table-cell office:value-type="float" office:value="0.0228133419" calcext:value-type="float">
            <text:p>0.02281334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 office:value-type="float" office:value="40960" calcext:value-type="float">
            <text:p>40960</text:p>
          </table:table-cell>
          <table:table-cell office:value-type="float" office:value="2560" calcext:value-type="float">
            <text:p>2560</text:p>
          </table:table-cell>
          <table:table-cell office:value-type="float" office:value="0.0160183284" calcext:value-type="float">
            <text:p>0.01601832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6" calcext:value-type="float">
            <text:p>256</text:p>
          </table:table-cell>
          <table:table-cell office:value-type="float" office:value="46080" calcext:value-type="float">
            <text:p>46080</text:p>
          </table:table-cell>
          <table:table-cell office:value-type="float" office:value="2880" calcext:value-type="float">
            <text:p>2880</text:p>
          </table:table-cell>
          <table:table-cell office:value-type="float" office:value="0.0162416509" calcext:value-type="float">
            <text:p>0.01624165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1.313708499" calcext:value-type="float">
            <text:p>11.313708499</text:p>
          </table:table-cell>
          <table:table-cell office:value-type="float" office:value="0.4740778" calcext:value-type="float">
            <text:p>0.47407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2.627416998" calcext:value-type="float">
            <text:p>22.627416998</text:p>
          </table:table-cell>
          <table:table-cell office:value-type="float" office:value="1.1550903777" calcext:value-type="float">
            <text:p>1.15509037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5.2548339959" calcext:value-type="float">
            <text:p>45.2548339959</text:p>
          </table:table-cell>
          <table:table-cell office:value-type="float" office:value="2.2838472538" calcext:value-type="float">
            <text:p>2.28384725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90.5096679919" calcext:value-type="float">
            <text:p>90.5096679919</text:p>
          </table:table-cell>
          <table:table-cell office:value-type="float" office:value="2.3639903369" calcext:value-type="float">
            <text:p>2.36399033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362.0386719675" calcext:value-type="float">
            <text:p>362.0386719675</text:p>
          </table:table-cell>
          <table:table-cell office:value-type="float" office:value="0.8704735045" calcext:value-type="float">
            <text:p>0.87047350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724.077343935" calcext:value-type="float">
            <text:p>724.077343935</text:p>
          </table:table-cell>
          <table:table-cell office:value-type="float" office:value="0.2665590474" calcext:value-type="float">
            <text:p>0.26655904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448.1546878701" calcext:value-type="float">
            <text:p>1448.1546878701</text:p>
          </table:table-cell>
          <table:table-cell office:value-type="float" office:value="0.077415435" calcext:value-type="float">
            <text:p>0.077415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12" calcext:value-type="float">
            <text:p>512</text:p>
          </table:table-cell>
          <table:table-cell office:value-type="float" office:value="49152" calcext:value-type="float">
            <text:p>49152</text:p>
          </table:table-cell>
          <table:table-cell office:value-type="float" office:value="2172.2320318051" calcext:value-type="float">
            <text:p>2172.2320318051</text:p>
          </table:table-cell>
          <table:table-cell office:value-type="float" office:value="0.0362451232" calcext:value-type="float">
            <text:p>0.0362451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2896.3093757401" calcext:value-type="float">
            <text:p>2896.3093757401</text:p>
          </table:table-cell>
          <table:table-cell office:value-type="float" office:value="0.0152199283" calcext:value-type="float">
            <text:p>0.0152199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81920" calcext:value-type="float">
            <text:p>81920</text:p>
          </table:table-cell>
          <table:table-cell office:value-type="float" office:value="3620.3867196751" calcext:value-type="float">
            <text:p>3620.3867196751</text:p>
          </table:table-cell>
          <table:table-cell office:value-type="float" office:value="0.0086322504" calcext:value-type="float">
            <text:p>0.0086322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office:value-type="float" office:value="92160" calcext:value-type="float">
            <text:p>92160</text:p>
          </table:table-cell>
          <table:table-cell office:value-type="float" office:value="4072.9350596345" calcext:value-type="float">
            <text:p>4072.9350596345</text:p>
          </table:table-cell>
          <table:table-cell office:value-type="float" office:value="0.0072140269" calcext:value-type="float">
            <text:p>0.00721402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0.8473219887" calcext:value-type="float">
            <text:p>0.84732198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.4417204361" calcext:value-type="float">
            <text:p>1.4417204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.4439795961" calcext:value-type="float">
            <text:p>2.4439795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.3771263404" calcext:value-type="float">
            <text:p>2.37712634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0.4808086481" calcext:value-type="float">
            <text:p>0.48080864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0.146900456" calcext:value-type="float">
            <text:p>0.146900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office:value-type="float" office:value="0.0389761494" calcext:value-type="float">
            <text:p>0.03897614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24" calcext:value-type="float">
            <text:p>1024</text:p>
          </table:table-cell>
          <table:table-cell office:value-type="float" office:value="98304" calcext:value-type="float">
            <text:p>98304</text:p>
          </table:table-cell>
          <table:table-cell office:value-type="float" office:value="3072" calcext:value-type="float">
            <text:p>3072</text:p>
          </table:table-cell>
          <table:table-cell office:value-type="float" office:value="0.0136589435" calcext:value-type="float">
            <text:p>0.0136589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096" calcext:value-type="float">
            <text:p>4096</text:p>
          </table:table-cell>
          <table:table-cell office:value-type="float" office:value="0.0081800209" calcext:value-type="float">
            <text:p>0.00818002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163840" calcext:value-type="float">
            <text:p>163840</text:p>
          </table:table-cell>
          <table:table-cell office:value-type="float" office:value="5120" calcext:value-type="float">
            <text:p>5120</text:p>
          </table:table-cell>
          <table:table-cell office:value-type="float" office:value="0.005459801" calcext:value-type="float">
            <text:p>0.0054598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24" calcext:value-type="float">
            <text:p>1024</text:p>
          </table:table-cell>
          <table:table-cell office:value-type="float" office:value="184320" calcext:value-type="float">
            <text:p>184320</text:p>
          </table:table-cell>
          <table:table-cell office:value-type="float" office:value="5760" calcext:value-type="float">
            <text:p>5760</text:p>
          </table:table-cell>
          <table:table-cell office:value-type="float" office:value="0.0040964625" calcext:value-type="float">
            <text:p>0.0040964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22.627416998" calcext:value-type="float">
            <text:p>22.627416998</text:p>
          </table:table-cell>
          <table:table-cell office:value-type="float" office:value="1.0325973779" calcext:value-type="float">
            <text:p>1.03259737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45.2548339959" calcext:value-type="float">
            <text:p>45.2548339959</text:p>
          </table:table-cell>
          <table:table-cell office:value-type="float" office:value="1.6816078088" calcext:value-type="float">
            <text:p>1.68160780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90.5096679919" calcext:value-type="float">
            <text:p>90.5096679919</text:p>
          </table:table-cell>
          <table:table-cell office:value-type="float" office:value="2.1855875555" calcext:value-type="float">
            <text:p>2.18558755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181.0193359838" calcext:value-type="float">
            <text:p>181.0193359838</text:p>
          </table:table-cell>
          <table:table-cell office:value-type="float" office:value="1.6928714772" calcext:value-type="float">
            <text:p>1.69287147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 office:value-type="float" office:value="724.077343935" calcext:value-type="float">
            <text:p>724.077343935</text:p>
          </table:table-cell>
          <table:table-cell office:value-type="float" office:value="0.2394869953" calcext:value-type="float">
            <text:p>0.2394869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5536" calcext:value-type="float">
            <text:p>65536</text:p>
          </table:table-cell>
          <table:table-cell office:value-type="float" office:value="1448.1546878701" calcext:value-type="float">
            <text:p>1448.1546878701</text:p>
          </table:table-cell>
          <table:table-cell office:value-type="float" office:value="0.0612235779" calcext:value-type="float">
            <text:p>0.06122357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6.3093757401" calcext:value-type="float">
            <text:p>2896.3093757401</text:p>
          </table:table-cell>
          <table:table-cell office:value-type="float" office:value="0.01897102" calcext:value-type="float">
            <text:p>0.01897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48" calcext:value-type="float">
            <text:p>2048</text:p>
          </table:table-cell>
          <table:table-cell office:value-type="float" office:value="196608" calcext:value-type="float">
            <text:p>196608</text:p>
          </table:table-cell>
          <table:table-cell office:value-type="float" office:value="4344.4640636102" calcext:value-type="float">
            <text:p>4344.4640636102</text:p>
          </table:table-cell>
          <table:table-cell office:value-type="float" office:value="0.0077643772" calcext:value-type="float">
            <text:p>0.00776437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92.6187514802" calcext:value-type="float">
            <text:p>5792.6187514802</text:p>
          </table:table-cell>
          <table:table-cell office:value-type="float" office:value="0.0042647529" calcext:value-type="float">
            <text:p>0.00426475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327680" calcext:value-type="float">
            <text:p>327680</text:p>
          </table:table-cell>
          <table:table-cell office:value-type="float" office:value="7240.7734393503" calcext:value-type="float">
            <text:p>7240.7734393503</text:p>
          </table:table-cell>
          <table:table-cell office:value-type="float" office:value="0.0026343477" calcext:value-type="float">
            <text:p>0.00263434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48" calcext:value-type="float">
            <text:p>2048</text:p>
          </table:table-cell>
          <table:table-cell office:value-type="float" office:value="368640" calcext:value-type="float">
            <text:p>368640</text:p>
          </table:table-cell>
          <table:table-cell office:value-type="float" office:value="8145.870119269" calcext:value-type="float">
            <text:p>8145.870119269</text:p>
          </table:table-cell>
          <table:table-cell office:value-type="float" office:value="0.0026801568" calcext:value-type="float">
            <text:p>0.00268015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.3387085759" calcext:value-type="float">
            <text:p>1.33870857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.4241019702" calcext:value-type="float">
            <text:p>2.42410197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.1202961675" calcext:value-type="float">
            <text:p>2.12029616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.191961838" calcext:value-type="float">
            <text:p>1.1919618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0.1069277294" calcext:value-type="float">
            <text:p>0.10692772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0.0375463622" calcext:value-type="float">
            <text:p>0.03754636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0.0084824437" calcext:value-type="float">
            <text:p>0.00848244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393216" calcext:value-type="float">
            <text:p>393216</text:p>
          </table:table-cell>
          <table:table-cell office:value-type="float" office:value="6144" calcext:value-type="float">
            <text:p>6144</text:p>
          </table:table-cell>
          <table:table-cell office:value-type="float" office:value="0.0036449759" calcext:value-type="float">
            <text:p>0.00364497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0.0021121241" calcext:value-type="float">
            <text:p>0.00211212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96" calcext:value-type="float">
            <text:p>4096</text:p>
          </table:table-cell>
          <table:table-cell office:value-type="float" office:value="655360" calcext:value-type="float">
            <text:p>655360</text:p>
          </table:table-cell>
          <table:table-cell office:value-type="float" office:value="10240" calcext:value-type="float">
            <text:p>10240</text:p>
          </table:table-cell>
          <table:table-cell office:value-type="float" office:value="0.0012916421" calcext:value-type="float">
            <text:p>0.0012916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96" calcext:value-type="float">
            <text:p>4096</text:p>
          </table:table-cell>
          <table:table-cell office:value-type="float" office:value="737280" calcext:value-type="float">
            <text:p>737280</text:p>
          </table:table-cell>
          <table:table-cell office:value-type="float" office:value="11520" calcext:value-type="float">
            <text:p>11520</text:p>
          </table:table-cell>
          <table:table-cell office:value-type="float" office:value="0.0007850791" calcext:value-type="float">
            <text:p>0.00078507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2T17:46:35.172920433</dc:date>
    <meta:editing-duration>PT1M37S</meta:editing-duration>
    <meta:editing-cycles>1</meta:editing-cycles>
    <meta:document-statistic meta:table-count="1" meta:cell-count="116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4.811cm" svg:height="21.283cm" xlink:href=".." xlink:type="simple" chart:class="chart:scatter" chart:style-name="ch1">
        <chart:plot-area chart:style-name="ch2" table:cell-range-address="quadApprox.D1:quadApprox.E181" chart:data-source-has-labels="row" svg:x="0.696cm" svg:y="0.425cm" svg:width="33.419cm" svg:height="20.433cm">
          <chartooo:coordinate-region svg:x="1.979cm" svg:y="0.625cm" svg:width="31.579cm" svg:height="19.5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quadApprox.E3:quadApprox.E181" chart:label-cell-address="quadApprox.E1:quadApprox.E2" chart:class="chart:scatter">
            <chart:domain table:cell-range-address="quadApprox.D3:quadApprox.D181"/>
            <chart:data-point chart:repeated="17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x</text:p>
                <text:list>
                  <text:list-item>
                    <text:p>ax</text:p>
                  </text:list-item>
                  <text:list-item>
                    <text:p/>
                  </text:list-item>
                </text:list>
                <draw:g>
                  <svg:desc>quadApprox.E1:quadApprox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35533906">
                <text:p>0.3535533906</text:p>
                <draw:g>
                  <svg:desc>quadApprox.D3:quadApprox.D181</svg:desc>
                </draw:g>
              </table:table-cell>
              <table:table-cell office:value-type="float" office:value="0.022893532">
                <text:p>0.022893532</text:p>
                <draw:g>
                  <svg:desc>quadApprox.E3:quadApprox.E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71067812">
                <text:p>0.7071067812</text:p>
              </table:table-cell>
              <table:table-cell office:value-type="float" office:value="0.0301598554">
                <text:p>0.030159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42135624">
                <text:p>1.4142135624</text:p>
              </table:table-cell>
              <table:table-cell office:value-type="float" office:value="0.0500106626">
                <text:p>0.0500106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284271247">
                <text:p>2.8284271247</text:p>
              </table:table-cell>
              <table:table-cell office:value-type="float" office:value="0.2133526809">
                <text:p>0.2133526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313708499">
                <text:p>11.313708499</text:p>
              </table:table-cell>
              <table:table-cell office:value-type="float" office:value="0.5535911604">
                <text:p>0.5535911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627416998">
                <text:p>22.627416998</text:p>
              </table:table-cell>
              <table:table-cell office:value-type="float" office:value="1.0212085969">
                <text:p>1.0212085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2548339959">
                <text:p>45.2548339959</text:p>
              </table:table-cell>
              <table:table-cell office:value-type="float" office:value="1.7071292568">
                <text:p>1.7071292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8822509939">
                <text:p>67.8822509939</text:p>
              </table:table-cell>
              <table:table-cell office:value-type="float" office:value="2.7445416551">
                <text:p>2.7445416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5096679919">
                <text:p>90.5096679919</text:p>
              </table:table-cell>
              <table:table-cell office:value-type="float" office:value="2.3832148639">
                <text:p>2.3832148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.1370849898">
                <text:p>113.1370849898</text:p>
              </table:table-cell>
              <table:table-cell office:value-type="float" office:value="2.4718990522">
                <text:p>2.4718990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.2792206136">
                <text:p>127.2792206136</text:p>
              </table:table-cell>
              <table:table-cell office:value-type="float" office:value="1.8917496552">
                <text:p>1.8917496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0.0177074954">
                <text:p>0.0177074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587889055">
                <text:p>0.0587889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1151156901">
                <text:p>0.1151156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1786945245">
                <text:p>0.1786945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659303804">
                <text:p>0.6659303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1.2016004839">
                <text:p>1.20160048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9229033482">
                <text:p>1.92290334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2.4059082677">
                <text:p>2.4059082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2.1264366945">
                <text:p>2.12643669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">
                <text:p>160</text:p>
              </table:table-cell>
              <table:table-cell office:value-type="float" office:value="2.2025988154">
                <text:p>2.2025988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">
                <text:p>180</text:p>
              </table:table-cell>
              <table:table-cell office:value-type="float" office:value="1.8462684734">
                <text:p>1.8462684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071067812">
                <text:p>0.7071067812</text:p>
              </table:table-cell>
              <table:table-cell office:value-type="float" office:value="0.0377284587">
                <text:p>0.03772845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142135624">
                <text:p>1.4142135624</text:p>
              </table:table-cell>
              <table:table-cell office:value-type="float" office:value="0.075126417">
                <text:p>0.075126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284271247">
                <text:p>2.8284271247</text:p>
              </table:table-cell>
              <table:table-cell office:value-type="float" office:value="0.1253952836">
                <text:p>0.1253952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568542495">
                <text:p>5.6568542495</text:p>
              </table:table-cell>
              <table:table-cell office:value-type="float" office:value="0.3923327059">
                <text:p>0.3923327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627416998">
                <text:p>22.627416998</text:p>
              </table:table-cell>
              <table:table-cell office:value-type="float" office:value="1.3396950106">
                <text:p>1.3396950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.2548339959">
                <text:p>45.2548339959</text:p>
              </table:table-cell>
              <table:table-cell office:value-type="float" office:value="2.119498754">
                <text:p>2.11949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.5096679919">
                <text:p>90.5096679919</text:p>
              </table:table-cell>
              <table:table-cell office:value-type="float" office:value="2.41627952">
                <text:p>2.416279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.7645019878">
                <text:p>135.7645019878</text:p>
              </table:table-cell>
              <table:table-cell office:value-type="float" office:value="1.9743991439">
                <text:p>1.97439914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1.0193359838">
                <text:p>181.0193359838</text:p>
              </table:table-cell>
              <table:table-cell office:value-type="float" office:value="1.7795278429">
                <text:p>1.77952784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6.2741699797">
                <text:p>226.2741699797</text:p>
              </table:table-cell>
              <table:table-cell office:value-type="float" office:value="1.3079010535">
                <text:p>1.30790105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4.5584412272">
                <text:p>254.5584412272</text:p>
              </table:table-cell>
              <table:table-cell office:value-type="float" office:value="0.8504180968">
                <text:p>0.8504180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42164801">
                <text:p>0.042164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0.0939842182">
                <text:p>0.09398421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.1298473144">
                <text:p>0.1298473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3547383665">
                <text:p>0.35473836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1.9617682793">
                <text:p>1.96176827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">
                <text:p>64</text:p>
              </table:table-cell>
              <table:table-cell office:value-type="float" office:value="2.318154129">
                <text:p>2.3181541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8">
                <text:p>128</text:p>
              </table:table-cell>
              <table:table-cell office:value-type="float" office:value="2.417604004">
                <text:p>2.4176040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2">
                <text:p>192</text:p>
              </table:table-cell>
              <table:table-cell office:value-type="float" office:value="1.8228245605">
                <text:p>1.82282456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6">
                <text:p>256</text:p>
              </table:table-cell>
              <table:table-cell office:value-type="float" office:value="0.9468430658">
                <text:p>0.94684306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0">
                <text:p>320</text:p>
              </table:table-cell>
              <table:table-cell office:value-type="float" office:value="0.816850195">
                <text:p>0.816850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0">
                <text:p>360</text:p>
              </table:table-cell>
              <table:table-cell office:value-type="float" office:value="0.654254364">
                <text:p>0.654254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142135624">
                <text:p>1.4142135624</text:p>
              </table:table-cell>
              <table:table-cell office:value-type="float" office:value="0.1149562118">
                <text:p>0.1149562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284271247">
                <text:p>2.8284271247</text:p>
              </table:table-cell>
              <table:table-cell office:value-type="float" office:value="0.1401955634">
                <text:p>0.14019556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6568542495">
                <text:p>5.6568542495</text:p>
              </table:table-cell>
              <table:table-cell office:value-type="float" office:value="0.2564724447">
                <text:p>0.25647244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313708499">
                <text:p>11.313708499</text:p>
              </table:table-cell>
              <table:table-cell office:value-type="float" office:value="0.4728906584">
                <text:p>0.4728906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2548339959">
                <text:p>45.2548339959</text:p>
              </table:table-cell>
              <table:table-cell office:value-type="float" office:value="2.3288573046">
                <text:p>2.32885730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.5096679919">
                <text:p>90.5096679919</text:p>
              </table:table-cell>
              <table:table-cell office:value-type="float" office:value="2.708512131">
                <text:p>2.7085121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.0193359838">
                <text:p>181.0193359838</text:p>
              </table:table-cell>
              <table:table-cell office:value-type="float" office:value="1.8930981314">
                <text:p>1.8930981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1.5290039756">
                <text:p>271.5290039756</text:p>
              </table:table-cell>
              <table:table-cell office:value-type="float" office:value="0.9252133556">
                <text:p>0.92521335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2.0386719675">
                <text:p>362.0386719675</text:p>
              </table:table-cell>
              <table:table-cell office:value-type="float" office:value="0.8222514957">
                <text:p>0.8222514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2.5483399594">
                <text:p>452.5483399594</text:p>
              </table:table-cell>
              <table:table-cell office:value-type="float" office:value="0.4512382327">
                <text:p>0.45123823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9.1168824543">
                <text:p>509.1168824543</text:p>
              </table:table-cell>
              <table:table-cell office:value-type="float" office:value="0.3647677238">
                <text:p>0.3647677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0806884053">
                <text:p>0.08068840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0.2619621055">
                <text:p>0.2619621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0.4175132143">
                <text:p>0.4175132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0.8765139344">
                <text:p>0.87651393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.0782671639">
                <text:p>2.07826716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8">
                <text:p>128</text:p>
              </table:table-cell>
              <table:table-cell office:value-type="float" office:value="2.6788629889">
                <text:p>2.67886298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6">
                <text:p>256</text:p>
              </table:table-cell>
              <table:table-cell office:value-type="float" office:value="1.4718891858">
                <text:p>1.47188918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4">
                <text:p>384</text:p>
              </table:table-cell>
              <table:table-cell office:value-type="float" office:value="0.679792714">
                <text:p>0.6797927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2">
                <text:p>512</text:p>
              </table:table-cell>
              <table:table-cell office:value-type="float" office:value="0.3666954224">
                <text:p>0.36669542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0">
                <text:p>640</text:p>
              </table:table-cell>
              <table:table-cell office:value-type="float" office:value="0.3554280569">
                <text:p>0.35542805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">
                <text:p>720</text:p>
              </table:table-cell>
              <table:table-cell office:value-type="float" office:value="0.195484055">
                <text:p>0.195484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284271247">
                <text:p>2.8284271247</text:p>
              </table:table-cell>
              <table:table-cell office:value-type="float" office:value="0.1022817752">
                <text:p>0.10228177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6568542495">
                <text:p>5.6568542495</text:p>
              </table:table-cell>
              <table:table-cell office:value-type="float" office:value="0.300464533">
                <text:p>0.3004645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313708499">
                <text:p>11.313708499</text:p>
              </table:table-cell>
              <table:table-cell office:value-type="float" office:value="0.4978581091">
                <text:p>0.49785810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627416998">
                <text:p>22.627416998</text:p>
              </table:table-cell>
              <table:table-cell office:value-type="float" office:value="0.9982023281">
                <text:p>0.99820232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.5096679919">
                <text:p>90.5096679919</text:p>
              </table:table-cell>
              <table:table-cell office:value-type="float" office:value="2.4945493773">
                <text:p>2.49454937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1.0193359838">
                <text:p>181.0193359838</text:p>
              </table:table-cell>
              <table:table-cell office:value-type="float" office:value="1.6498959455">
                <text:p>1.64989594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2.0386719675">
                <text:p>362.0386719675</text:p>
              </table:table-cell>
              <table:table-cell office:value-type="float" office:value="0.7722037422">
                <text:p>0.77220374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3.0580079513">
                <text:p>543.0580079513</text:p>
              </table:table-cell>
              <table:table-cell office:value-type="float" office:value="0.3371303684">
                <text:p>0.33713036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4.077343935">
                <text:p>724.077343935</text:p>
              </table:table-cell>
              <table:table-cell office:value-type="float" office:value="0.2353180671">
                <text:p>0.23531806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5.0966799188">
                <text:p>905.0966799188</text:p>
              </table:table-cell>
              <table:table-cell office:value-type="float" office:value="0.1477575235">
                <text:p>0.14775752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8.2337649086">
                <text:p>1018.2337649086</text:p>
              </table:table-cell>
              <table:table-cell office:value-type="float" office:value="0.0838840204">
                <text:p>0.0838840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0.1454130659">
                <text:p>0.14541306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0.479505906">
                <text:p>0.4795059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0.9033292267">
                <text:p>0.90332922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">
                <text:p>32</text:p>
              </table:table-cell>
              <table:table-cell office:value-type="float" office:value="1.6211762987">
                <text:p>1.62117629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8">
                <text:p>128</text:p>
              </table:table-cell>
              <table:table-cell office:value-type="float" office:value="2.4059008727">
                <text:p>2.40590087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6">
                <text:p>256</text:p>
              </table:table-cell>
              <table:table-cell office:value-type="float" office:value="1.2641826066">
                <text:p>1.26418260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2">
                <text:p>512</text:p>
              </table:table-cell>
              <table:table-cell office:value-type="float" office:value="0.4326760711">
                <text:p>0.43267607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8">
                <text:p>768</text:p>
              </table:table-cell>
              <table:table-cell office:value-type="float" office:value="0.188834052">
                <text:p>0.1888340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4">
                <text:p>1024</text:p>
              </table:table-cell>
              <table:table-cell office:value-type="float" office:value="0.1210354781">
                <text:p>0.12103547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80">
                <text:p>1280</text:p>
              </table:table-cell>
              <table:table-cell office:value-type="float" office:value="0.0779871904">
                <text:p>0.07798719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40">
                <text:p>1440</text:p>
              </table:table-cell>
              <table:table-cell office:value-type="float" office:value="0.0735958145">
                <text:p>0.07359581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989794856">
                <text:p>4.8989794856</text:p>
              </table:table-cell>
              <table:table-cell office:value-type="float" office:value="0.2824840443">
                <text:p>0.28248404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979589711">
                <text:p>9.7979589711</text:p>
              </table:table-cell>
              <table:table-cell office:value-type="float" office:value="0.418252732">
                <text:p>0.4182527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5959179423">
                <text:p>19.5959179423</text:p>
              </table:table-cell>
              <table:table-cell office:value-type="float" office:value="0.7849559975">
                <text:p>0.78495599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.1918358845">
                <text:p>39.1918358845</text:p>
              </table:table-cell>
              <table:table-cell office:value-type="float" office:value="2.0867446798">
                <text:p>2.08674467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6.7673435381">
                <text:p>156.7673435381</text:p>
              </table:table-cell>
              <table:table-cell office:value-type="float" office:value="1.6892410827">
                <text:p>1.68924108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3.5346870762">
                <text:p>313.5346870762</text:p>
              </table:table-cell>
              <table:table-cell office:value-type="float" office:value="0.9011471813">
                <text:p>0.90114718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7.0693741525">
                <text:p>627.0693741525</text:p>
              </table:table-cell>
              <table:table-cell office:value-type="float" office:value="0.299557324">
                <text:p>0.2995573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0.6040612287">
                <text:p>940.6040612287</text:p>
              </table:table-cell>
              <table:table-cell office:value-type="float" office:value="0.1248720591">
                <text:p>0.12487205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4.138748305">
                <text:p>1254.138748305</text:p>
              </table:table-cell>
              <table:table-cell office:value-type="float" office:value="0.0957727648">
                <text:p>0.09577276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67.6734353812">
                <text:p>1567.6734353812</text:p>
              </table:table-cell>
              <table:table-cell office:value-type="float" office:value="0.0442060296">
                <text:p>0.04420602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63.6326148039">
                <text:p>1763.6326148039</text:p>
              </table:table-cell>
              <table:table-cell office:value-type="float" office:value="0.0400453613">
                <text:p>0.04004536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6568542495">
                <text:p>5.6568542495</text:p>
              </table:table-cell>
              <table:table-cell office:value-type="float" office:value="0.2105602396">
                <text:p>0.21056023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313708499">
                <text:p>11.313708499</text:p>
              </table:table-cell>
              <table:table-cell office:value-type="float" office:value="0.4795049775">
                <text:p>0.47950497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627416998">
                <text:p>22.627416998</text:p>
              </table:table-cell>
              <table:table-cell office:value-type="float" office:value="0.8808012477">
                <text:p>0.88080124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.2548339959">
                <text:p>45.2548339959</text:p>
              </table:table-cell>
              <table:table-cell office:value-type="float" office:value="2.6895467658">
                <text:p>2.68954676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1.0193359838">
                <text:p>181.0193359838</text:p>
              </table:table-cell>
              <table:table-cell office:value-type="float" office:value="1.7931001381">
                <text:p>1.79310013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2.0386719675">
                <text:p>362.0386719675</text:p>
              </table:table-cell>
              <table:table-cell office:value-type="float" office:value="0.6271884829">
                <text:p>0.62718848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24.077343935">
                <text:p>724.077343935</text:p>
              </table:table-cell>
              <table:table-cell office:value-type="float" office:value="0.3248373245">
                <text:p>0.32483732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86.1160159025">
                <text:p>1086.1160159025</text:p>
              </table:table-cell>
              <table:table-cell office:value-type="float" office:value="0.0928551887">
                <text:p>0.09285518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48.1546878701">
                <text:p>1448.1546878701</text:p>
              </table:table-cell>
              <table:table-cell office:value-type="float" office:value="0.0471499344">
                <text:p>0.04714993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10.1933598376">
                <text:p>1810.1933598376</text:p>
              </table:table-cell>
              <table:table-cell office:value-type="float" office:value="0.03183652">
                <text:p>0.031836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36.4675298173">
                <text:p>2036.4675298173</text:p>
              </table:table-cell>
              <table:table-cell office:value-type="float" office:value="0.0331048847">
                <text:p>0.03310488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">
                <text:p>8</text:p>
              </table:table-cell>
              <table:table-cell office:value-type="float" office:value="0.2872726049">
                <text:p>0.28727260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">
                <text:p>16</text:p>
              </table:table-cell>
              <table:table-cell office:value-type="float" office:value="0.8656453421">
                <text:p>0.86564534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">
                <text:p>32</text:p>
              </table:table-cell>
              <table:table-cell office:value-type="float" office:value="1.5473448652">
                <text:p>1.54734486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4">
                <text:p>64</text:p>
              </table:table-cell>
              <table:table-cell office:value-type="float" office:value="2.5071790842">
                <text:p>2.50717908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6">
                <text:p>256</text:p>
              </table:table-cell>
              <table:table-cell office:value-type="float" office:value="1.1025755115">
                <text:p>1.1025755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2">
                <text:p>512</text:p>
              </table:table-cell>
              <table:table-cell office:value-type="float" office:value="0.3983940584">
                <text:p>0.39839405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24">
                <text:p>1024</text:p>
              </table:table-cell>
              <table:table-cell office:value-type="float" office:value="0.1303012201">
                <text:p>0.13030122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36">
                <text:p>1536</text:p>
              </table:table-cell>
              <table:table-cell office:value-type="float" office:value="0.0659070627">
                <text:p>0.06590706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48">
                <text:p>2048</text:p>
              </table:table-cell>
              <table:table-cell office:value-type="float" office:value="0.0228133419">
                <text:p>0.02281334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60">
                <text:p>2560</text:p>
              </table:table-cell>
              <table:table-cell office:value-type="float" office:value="0.0160183284">
                <text:p>0.01601832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80">
                <text:p>2880</text:p>
              </table:table-cell>
              <table:table-cell office:value-type="float" office:value="0.0162416509">
                <text:p>0.01624165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313708499">
                <text:p>11.313708499</text:p>
              </table:table-cell>
              <table:table-cell office:value-type="float" office:value="0.4740778">
                <text:p>0.4740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.627416998">
                <text:p>22.627416998</text:p>
              </table:table-cell>
              <table:table-cell office:value-type="float" office:value="1.1550903777">
                <text:p>1.15509037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.2548339959">
                <text:p>45.2548339959</text:p>
              </table:table-cell>
              <table:table-cell office:value-type="float" office:value="2.2838472538">
                <text:p>2.28384725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.5096679919">
                <text:p>90.5096679919</text:p>
              </table:table-cell>
              <table:table-cell office:value-type="float" office:value="2.3639903369">
                <text:p>2.36399033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2.0386719675">
                <text:p>362.0386719675</text:p>
              </table:table-cell>
              <table:table-cell office:value-type="float" office:value="0.8704735045">
                <text:p>0.87047350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4.077343935">
                <text:p>724.077343935</text:p>
              </table:table-cell>
              <table:table-cell office:value-type="float" office:value="0.2665590474">
                <text:p>0.26655904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48.1546878701">
                <text:p>1448.1546878701</text:p>
              </table:table-cell>
              <table:table-cell office:value-type="float" office:value="0.077415435">
                <text:p>0.0774154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72.2320318051">
                <text:p>2172.2320318051</text:p>
              </table:table-cell>
              <table:table-cell office:value-type="float" office:value="0.0362451232">
                <text:p>0.03624512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96.3093757401">
                <text:p>2896.3093757401</text:p>
              </table:table-cell>
              <table:table-cell office:value-type="float" office:value="0.0152199283">
                <text:p>0.01521992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20.3867196751">
                <text:p>3620.3867196751</text:p>
              </table:table-cell>
              <table:table-cell office:value-type="float" office:value="0.0086322504">
                <text:p>0.00863225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72.9350596345">
                <text:p>4072.9350596345</text:p>
              </table:table-cell>
              <table:table-cell office:value-type="float" office:value="0.0072140269">
                <text:p>0.00721402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">
                <text:p>16</text:p>
              </table:table-cell>
              <table:table-cell office:value-type="float" office:value="0.8473219887">
                <text:p>0.84732198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">
                <text:p>32</text:p>
              </table:table-cell>
              <table:table-cell office:value-type="float" office:value="1.4417204361">
                <text:p>1.44172043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4">
                <text:p>64</text:p>
              </table:table-cell>
              <table:table-cell office:value-type="float" office:value="2.4439795961">
                <text:p>2.44397959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8">
                <text:p>128</text:p>
              </table:table-cell>
              <table:table-cell office:value-type="float" office:value="2.3771263404">
                <text:p>2.37712634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2">
                <text:p>512</text:p>
              </table:table-cell>
              <table:table-cell office:value-type="float" office:value="0.4808086481">
                <text:p>0.48080864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24">
                <text:p>1024</text:p>
              </table:table-cell>
              <table:table-cell office:value-type="float" office:value="0.146900456">
                <text:p>0.146900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48">
                <text:p>2048</text:p>
              </table:table-cell>
              <table:table-cell office:value-type="float" office:value="0.0389761494">
                <text:p>0.03897614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72">
                <text:p>3072</text:p>
              </table:table-cell>
              <table:table-cell office:value-type="float" office:value="0.0136589435">
                <text:p>0.01365894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96">
                <text:p>4096</text:p>
              </table:table-cell>
              <table:table-cell office:value-type="float" office:value="0.0081800209">
                <text:p>0.00818002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20">
                <text:p>5120</text:p>
              </table:table-cell>
              <table:table-cell office:value-type="float" office:value="0.005459801">
                <text:p>0.0054598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60">
                <text:p>5760</text:p>
              </table:table-cell>
              <table:table-cell office:value-type="float" office:value="0.0040964625">
                <text:p>0.0040964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.627416998">
                <text:p>22.627416998</text:p>
              </table:table-cell>
              <table:table-cell office:value-type="float" office:value="1.0325973779">
                <text:p>1.03259737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.2548339959">
                <text:p>45.2548339959</text:p>
              </table:table-cell>
              <table:table-cell office:value-type="float" office:value="1.6816078088">
                <text:p>1.68160780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0.5096679919">
                <text:p>90.5096679919</text:p>
              </table:table-cell>
              <table:table-cell office:value-type="float" office:value="2.1855875555">
                <text:p>2.18558755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1.0193359838">
                <text:p>181.0193359838</text:p>
              </table:table-cell>
              <table:table-cell office:value-type="float" office:value="1.6928714772">
                <text:p>1.6928714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4.077343935">
                <text:p>724.077343935</text:p>
              </table:table-cell>
              <table:table-cell office:value-type="float" office:value="0.2394869953">
                <text:p>0.23948699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48.1546878701">
                <text:p>1448.1546878701</text:p>
              </table:table-cell>
              <table:table-cell office:value-type="float" office:value="0.0612235779">
                <text:p>0.06122357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96.3093757401">
                <text:p>2896.3093757401</text:p>
              </table:table-cell>
              <table:table-cell office:value-type="float" office:value="0.01897102">
                <text:p>0.018971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44.4640636102">
                <text:p>4344.4640636102</text:p>
              </table:table-cell>
              <table:table-cell office:value-type="float" office:value="0.0077643772">
                <text:p>0.00776437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792.6187514802">
                <text:p>5792.6187514802</text:p>
              </table:table-cell>
              <table:table-cell office:value-type="float" office:value="0.0042647529">
                <text:p>0.00426475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40.7734393503">
                <text:p>7240.7734393503</text:p>
              </table:table-cell>
              <table:table-cell office:value-type="float" office:value="0.0026343477">
                <text:p>0.00263434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145.870119269">
                <text:p>8145.870119269</text:p>
              </table:table-cell>
              <table:table-cell office:value-type="float" office:value="0.0026801568">
                <text:p>0.00268015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">
                <text:p>32</text:p>
              </table:table-cell>
              <table:table-cell office:value-type="float" office:value="1.3387085759">
                <text:p>1.33870857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4">
                <text:p>64</text:p>
              </table:table-cell>
              <table:table-cell office:value-type="float" office:value="2.4241019702">
                <text:p>2.42410197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8">
                <text:p>128</text:p>
              </table:table-cell>
              <table:table-cell office:value-type="float" office:value="2.1202961675">
                <text:p>2.12029616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6">
                <text:p>256</text:p>
              </table:table-cell>
              <table:table-cell office:value-type="float" office:value="1.191961838">
                <text:p>1.1919618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4">
                <text:p>1024</text:p>
              </table:table-cell>
              <table:table-cell office:value-type="float" office:value="0.1069277294">
                <text:p>0.10692772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48">
                <text:p>2048</text:p>
              </table:table-cell>
              <table:table-cell office:value-type="float" office:value="0.0375463622">
                <text:p>0.03754636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96">
                <text:p>4096</text:p>
              </table:table-cell>
              <table:table-cell office:value-type="float" office:value="0.0084824437">
                <text:p>0.00848244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44">
                <text:p>6144</text:p>
              </table:table-cell>
              <table:table-cell office:value-type="float" office:value="0.0036449759">
                <text:p>0.00364497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92">
                <text:p>8192</text:p>
              </table:table-cell>
              <table:table-cell office:value-type="float" office:value="0.0021121241">
                <text:p>0.00211212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240">
                <text:p>10240</text:p>
              </table:table-cell>
              <table:table-cell office:value-type="float" office:value="0.0012916421">
                <text:p>0.00129164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520">
                <text:p>11520</text:p>
              </table:table-cell>
              <table:table-cell office:value-type="float" office:value="0.0007850791">
                <text:p>0.0007850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